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justify" style:justify-single-word="false"/>
      <style:text-properties fo:font-size="18pt" style:text-underline-style="none" fo:font-weight="normal" officeooo:rsid="00131046" officeooo:paragraph-rsid="00131046"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5"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ation Technology PAT: <text:span text:style-name="T1">Task 1-5</text:span></text:p>
      <text:p text:style-name="P1"><text:span text:style-name="T3">Created</text:span> by Jéan Durand</text:p>
      <text:p text:style-name="P2"/>
      <text:p text:style-name="P5">Task 1<text:span text:style-name="T1">A</text:span></text:p>
      <text:p text:style-name="P6">The given problem is that tournament organisers want to have a more efficient system of administrating tournaments. Thus it was decided that a dedicated tournament planning and updating would be commissioned. </text:p>
      <text:p text:style-name="P6"><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1.5.2$Windows_X86_64 LibreOffice_project/85f04e9f809797b8199d13c421bd8a2b025d52b5</meta:generator>
    <dc:date>2022-09-11T16:45:46.649000000</dc:date>
    <meta:editing-duration>PT16M20S</meta:editing-duration>
    <meta:editing-cycles>5</meta:editing-cycles>
    <meta:document-statistic meta:table-count="0" meta:image-count="0" meta:object-count="0" meta:page-count="1" meta:paragraph-count="5" meta:word-count="116" meta:character-count="736" meta:non-whitespace-character-count="623"/>
  </office:meta>
</office:document-meta>
</file>